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fo:font-size="10pt" fo:font-style="normal" style:font-size-asian="10pt" style:font-style-asian="normal" style:font-size-complex="10pt" style:font-style-complex="normal"/>
    </style:style>
    <style:style style:name="P5" style:family="paragraph" style:parent-style-name="Standard">
      <style:text-properties style:use-window-font-color="true" style:font-name="Courier New" fo:font-weight="normal" style:font-weight-asian="normal" style:font-weight-complex="normal"/>
    </style:style>
    <style:style style:name="P6"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0.4925in" fo:margin-right="0in" fo:text-indent="0in" style:auto-text-indent="false"/>
      <style:text-properties style:font-name="Arial"/>
    </style:style>
    <style:style style:name="P10" style:family="paragraph" style:parent-style-name="Text_20_body">
      <style:paragraph-properties fo:text-align="center" style:justify-single-word="false"/>
      <style:text-properties style:font-name="Arial"/>
    </style:style>
    <style:style style:name="P11"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2" style:family="paragraph" style:parent-style-name="Text_20_body">
      <style:text-properties fo:font-size="18pt" style:font-size-asian="18pt" style:font-size-complex="18pt"/>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8" style:family="paragraph" style:parent-style-name="Text_20_body">
      <style:text-properties style:font-name="Times New Roman" fo:font-size="12pt" fo:font-style="normal" style:font-size-asian="12pt" style:font-style-asian="normal" style:font-size-complex="12pt" style:font-style-complex="normal"/>
    </style:style>
    <style:style style:name="P19"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paragraph-properties fo:text-align="center" style:justify-single-word="false"/>
      <style:text-properties fo:font-size="16pt" style:font-size-asian="16pt" style:font-size-complex="16pt"/>
    </style:style>
    <style:style style:name="P22" style:family="paragraph" style:parent-style-name="Text_20_body">
      <style:text-properties style:font-name="Lucida Console" fo:font-size="10pt" fo:font-style="normal" style:font-size-asian="10pt" style:font-style-asian="normal" style:font-size-complex="10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style:font-name="Courier New" fo:font-size="10pt" fo:font-style="normal" style:font-size-asian="10pt" style:font-style-asian="normal" style:font-size-complex="10pt" style:font-style-complex="normal"/>
    </style:style>
    <style:style style:name="P25" style:family="paragraph" style:parent-style-name="Text_20_body">
      <style:text-properties style:font-name="Courier New" fo:font-size="12pt" fo:font-style="normal" style:font-size-asian="12pt" style:font-style-asian="normal" style:font-size-complex="12pt" style:font-style-complex="normal"/>
    </style:style>
    <style:style style:name="P26" style:family="paragraph" style:parent-style-name="Text_20_body">
      <style:text-properties fo:color="#314004" style:font-name="Courier New" fo:font-size="10pt"/>
    </style:style>
    <style:style style:name="P27" style:family="paragraph" style:parent-style-name="Text_20_body">
      <style:text-properties fo:color="#314004" style:font-name="Courier New"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style:font-name="Arial"/>
    </style:style>
    <style:style style:name="P30" style:family="paragraph" style:parent-style-name="Text_20_body">
      <style:paragraph-properties fo:margin-left="0in" fo:margin-right="0in" fo:margin-top="0.1665in" fo:margin-bottom="0.0835in" fo:text-indent="0in" style:auto-text-indent="false"/>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3"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4" style:family="paragraph" style:parent-style-name="Text_20_body">
      <style:paragraph-properties fo:margin-left="0in" fo:margin-right="0in" fo:margin-top="0.1665in" fo:margin-bottom="0.0835in" fo:text-indent="0in" style:auto-text-indent="false"/>
      <style:text-properties style:font-name="Courier New"/>
    </style:style>
    <style:style style:name="P35"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6"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7"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0"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1"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2" style:family="paragraph" style:parent-style-name="Table_20_Contents">
      <style:paragraph-properties fo:margin-left="0.0398in" fo:margin-right="-0.278in" fo:text-indent="-0.0098in" style:auto-text-indent="false" text:number-lines="false" text:line-number="0"/>
    </style:style>
    <style:style style:name="P43"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6.7146in" style:type="right" style:leader-style="dotted" style:leader-text="."/>
        </style:tab-stops>
      </style:paragraph-properties>
    </style:style>
    <style:style style:name="P46" style:family="paragraph" style:parent-style-name="Title">
      <style:text-properties style:font-name="Times New Roman" fo:font-size="20pt" style:font-size-asian="20pt" style:font-size-complex="20pt"/>
    </style:style>
    <style:style style:name="P47" style:family="paragraph" style:parent-style-name="Contents_20_1">
      <style:paragraph-properties>
        <style:tab-stops>
          <style:tab-stop style:position="6.911in" style:type="right" style:leader-style="dotted" style:leader-text="."/>
        </style:tab-stops>
      </style:paragraph-properties>
    </style:style>
    <style:style style:name="P48"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49"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0" style:family="paragraph" style:parent-style-name="Text_20_body">
      <style:paragraph-properties fo:margin-top="0in" fo:margin-bottom="0.0835in"/>
      <style:text-properties style:font-name="Courier New"/>
    </style:style>
    <style:style style:name="P51" style:family="paragraph" style:parent-style-name="Text_20_body">
      <style:paragraph-properties fo:margin-top="0in" fo:margin-bottom="0.0835in"/>
      <style:text-properties style:font-name="Times New Roman" fo:font-size="12pt" style:font-size-asian="12pt" style:font-size-complex="12pt"/>
    </style:style>
    <style:style style:name="P52"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3"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4"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5"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6" style:family="paragraph" style:parent-style-name="Heading_20_2">
      <style:text-properties style:font-name="Times New Roman"/>
    </style:style>
    <style:style style:name="P57" style:family="paragraph" style:parent-style-name="Heading_20_2">
      <style:text-properties style:font-name="Times New Roman" fo:font-size="14pt" style:font-size-asian="14pt" style:font-size-complex="14pt"/>
    </style:style>
    <style:style style:name="P5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59" style:family="paragraph" style:parent-style-name="Title" style:master-page-name="First_20_Page">
      <style:paragraph-properties style:page-number="auto"/>
      <style:text-properties style:font-name="Times New Roman" fo:font-size="20pt" style:font-size-asian="20pt" style:font-size-complex="20pt"/>
    </style:style>
    <style:style style:name="P60" style:family="paragraph" style:parent-style-name="Heading_20_1" style:master-page-name="Standard">
      <style:paragraph-properties style:page-number="1"/>
    </style:style>
    <style:style style:name="P61" style:family="paragraph" style:parent-style-name="Heading_20_1" style:master-page-name="">
      <style:paragraph-properties style:page-number="auto" fo:break-before="page"/>
    </style:style>
    <style:style style:name="P62"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3"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6"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uRProgramming<text:line-break/><text:line-break/>By</text:p>
      <text:p text:style-name="P46"/>
      <text:p text:style-name="P46"><text:s/>Zekai Otles </text:p>
      <text:p text:style-name="P19">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Table of Contents</text:p>
          </text:index-title>
          <text:p text:style-name="P47"><text:s/>1 .Introduction<text:tab/>3</text:p>
          <text:p text:style-name="P47"><text:s/>2 .Environment Setup for R programming Developers<text:tab/>4</text:p>
          <text:p text:style-name="P45"><text:s/>2.1 <text:s/>Environment setup<text:tab/>4</text:p>
          <text:p text:style-name="P45"><text:s/>2.2 <text:s/>Using Version Control System<text:tab/>4</text:p>
          <text:p text:style-name="P45"><text:s/>2.3 Using IDE to develop R scripts<text:tab/>4</text:p>
          <text:p text:style-name="P45"><text:s/>2.4 Writing functions<text:tab/>4</text:p>
          <text:p text:style-name="P45"><text:s/>2.5 Create R package System<text:tab/>4</text:p>
          <text:p text:style-name="P47"><text:s/>3 .Simple Data Types and Objects<text:tab/>5</text:p>
          <text:p text:style-name="P47"><text:s/>4 .Control Structures<text:tab/>6</text:p>
          <text:p text:style-name="P45"><text:s/>4.1 If statements<text:tab/>6</text:p>
          <text:p text:style-name="P45"><text:s/>4.2 If then Else statements<text:tab/>7</text:p>
          <text:p text:style-name="P45"><text:s/>4.3 Switch statements<text:tab/>8</text:p>
          <text:p text:style-name="P47"><text:s/>5 .Loop Structures<text:tab/>9</text:p>
          <text:p text:style-name="P45"><text:s/>5.1 For loop<text:tab/>9</text:p>
          <text:p text:style-name="P45"><text:s/>5.2 While loop<text:tab/>9</text:p>
          <text:p text:style-name="P47"><text:s/>6 .Data Structures<text:tab/>11</text:p>
          <text:p text:style-name="P45"><text:s/>6.1 Vector<text:tab/>11</text:p>
          <text:p text:style-name="P45"><text:s/>6.2 Matrix<text:tab/>11</text:p>
          <text:p text:style-name="P45"><text:s/>6.3 DataFrame<text:tab/>11</text:p>
          <text:p text:style-name="P45"><text:s/>6.4 List<text:tab/>11</text:p>
          <text:p text:style-name="P47"><text:s/>7 .Simple Statistical Analysis<text:tab/>12</text:p>
          <text:p text:style-name="P47"><text:s/>8 .Simple Statistical Analysis<text:tab/>13</text:p>
          <text:p text:style-name="P47"><text:s/>9 .Simple Table Outputs<text:tab/>14</text:p>
        </text:index-body>
      </text:table-of-content>
      <text:p text:style-name="P21"/>
      <text:h text:style-name="P60" text:outline-level="1">Introduction</text:h>
      <text:p text:style-name="P12"/>
      <text:p text:style-name="P12"/>
      <text:p text:style-name="P12"/>
      <text:p text:style-name="P12"/>
      <text:p text:style-name="P12"/>
      <text:p text:style-name="P12"/>
      <text:p text:style-name="P43"><text:tab/></text:p>
      <text:h text:style-name="P62" text:outline-level="1">Environment Setup for R programming Developers</text:h>
      <text:h text:style-name="Heading_20_2" text:outline-level="2"><text:s/>Environment setup</text:h>
      <text:p text:style-name="P29"/>
      <text:p text:style-name="P10"/>
      <text:p text:style-name="P9"/>
      <text:p text:style-name="P3">&lt;&lt;environment, <text:s/>echo=FALSE, results=xml&gt;&gt;=</text:p>
      <text:p text:style-name="P3"/>
      <text:p text:style-name="P39">odfTable(pkgVersions("data frame"))</text:p>
      <text:p text:style-name="P40">@</text:p>
      <text:p text:style-name="Preformatted_20_Text"><text:span text:style-name="Source_20_Text"/></text:p>
      <text:p text:style-name="P38"><text:span text:style-name="Source_20_Text"><text:span text:style-name="T2">&lt;&lt;environmentl&gt;&gt;=</text:span></text:span></text:p>
      <text:p text:style-name="P41">environment("ls")</text:p>
      <text:p text:style-name="P41">cat("Current Working Dir \n",getwd())</text:p>
      <text:p text:style-name="P6">@</text:p>
      <text:p text:style-name="P6"/>
      <text:h text:style-name="Heading_20_2" text:outline-level="2"><text:s/>Using Version Control System</text:h>
      <text:h text:style-name="Heading_20_2" text:outline-level="2">Using IDE to develop R scripts</text:h>
      <text:h text:style-name="Heading_20_2" text:outline-level="2">Writing functions</text:h>
      <text:h text:style-name="Heading_20_2" text:outline-level="2">Create R package System</text:h>
      <text:p text:style-name="P35"/>
      <text:h text:style-name="P61" text:outline-level="1"><text:span text:style-name="T17">Simple</text:span><text:span text:style-name="T1"> </text:span><text:span text:style-name="T17">Data Types and Objects</text:span></text:h>
      <text:h text:style-name="P63" text:outline-level="1">Control Structures</text:h>
      <text:p text:style-name="P12"/>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5"><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3"><text:tab/><text:span text:style-name="T11">Let's use simple vector which contains only numbers, check if <text:s/>numbers is equal to specific value assign iFound as True.</text:span></text:p>
      <text:p text:style-name="P16"><text:span text:style-name="T7">If</text:span><text:span text:style-name="T8"> ( Statements) { Assignment}</text:span><text:tab/></text:p>
      <text:p text:style-name="P28"><text:span text:style-name="codeChuck">&lt;&lt;ifStatement1, echo=FALSE&gt;&gt;=</text:span></text:p>
      <text:p text:style-name="P53"><text:span text:style-name="codeChuck">cat(“x&lt;-c(0,3,6,9,12,15,18,21,24)\n”)</text:span></text:p>
      <text:p text:style-name="P54"><text:span text:style-name="codeChuck">cat(“if(x[which(x==6)]==6){iFound&lt;-TRUE}\n”)</text:span></text:p>
      <text:p text:style-name="P36"><text:span text:style-name="codeChuck">cat(“print(iFound)\n”)</text:span></text:p>
      <text:p text:style-name="P37"><text:span text:style-name="codeChuck"><text:span text:style-name="T16">#print(iFound</text:span></text:span><text:span text:style-name="codeChuck">)</text:span></text:p>
      <text:p text:style-name="P14">@</text:p>
      <text:p text:style-name="P14"/>
      <text:p text:style-name="P14"><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1">Logical operators in R are</text:p>
      <table:table table:name="Table1" table:style-name="Table1">
        <table:table-column table:style-name="Table1.A"/>
        <table:table-column table:style-name="Table1.B"/>
        <table:table-row>
          <table:table-cell table:style-name="Table1.A1" office:value-type="string">
            <text:p text:style-name="P42"><text:span text:style-name="Strong_20_Emphasis">Operator</text:span></text:p>
          </table:table-cell>
          <table:table-cell table:style-name="Table1.A1" office:value-type="string">
            <text:p text:style-name="P42"><text:span text:style-name="Strong_20_Emphasis">Description</text:span></text:p>
          </table:table-cell>
        </table:table-row>
        <table:table-row>
          <table:table-cell table:style-name="Table1.A1" office:value-type="string">
            <text:p text:style-name="P42"><text:span text:style-name="Strong_20_Emphasis">==</text:span></text:p>
          </table:table-cell>
          <table:table-cell table:style-name="Table1.A1" office:value-type="string">
            <text:p text:style-name="P42">Equal to</text:p>
          </table:table-cell>
        </table:table-row>
        <table:table-row>
          <table:table-cell table:style-name="Table1.A1" office:value-type="string">
            <text:p text:style-name="P42">!=</text:p>
          </table:table-cell>
          <table:table-cell table:style-name="Table1.A1" office:value-type="string">
            <text:p text:style-name="P42">Not equal to</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than</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or equal to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than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or equal to </text:p>
          </table:table-cell>
        </table:table-row>
        <table:table-row>
          <table:table-cell table:style-name="Table1.A1" office:value-type="string">
            <text:p text:style-name="P42">&amp;</text:p>
          </table:table-cell>
          <table:table-cell table:style-name="Table1.A1" office:value-type="string">
            <text:p text:style-name="P42">And</text:p>
          </table:table-cell>
        </table:table-row>
        <table:table-row>
          <table:table-cell table:style-name="Table1.A1" office:value-type="string">
            <text:p text:style-name="P42">|</text:p>
          </table:table-cell>
          <table:table-cell table:style-name="Table1.A1" office:value-type="string">
            <text:p text:style-name="P42">Or</text:p>
          </table:table-cell>
        </table:table-row>
      </table:table>
      <text:p text:style-name="Text_20_body"/>
      <text:p text:style-name="Text_20_body"><text:tab/><text:span text:style-name="T11">Following code snippet is simple example of how to use logical operators. The first example is the exacty</text:span><text:span text:style-name="T12"> equal</text:span><text:span text:style-name="T11"> to operator. The second example demonstrates</text:span><text:span text:style-name="T12"> less than or equal</text:span><text:span text:style-name="T11"> to operator and </text:span><text:soft-page-break/><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3"><text:span text:style-name="codeChuck">cat(“Ex. 1”)</text:span></text:p>
      <text:p text:style-name="P23"><text:span text:style-name="codeChuck">cat(“if(demDat[indx,1] ==1 ) {demDat[indx,1]&lt;-'M'}\n”)</text:span></text:p>
      <text:p text:style-name="P23"><text:span text:style-name="codeChuck"/></text:p>
      <text:p text:style-name="P23"><text:span text:style-name="codeChuck">cat(“\nEx.2\n”)</text:span></text:p>
      <text:p text:style-name="P27"><text:span text:style-name="codeChuck">cat(“if(demDat[indx,2] &lt;=25 )demDat[indx,2]&lt;-'Y' \n“)</text:span></text:p>
      <text:p text:style-name="P27"><text:span text:style-name="codeChuck"/></text:p>
      <text:p text:style-name="P26"><text:span text:style-name="codeChuck">cat(“\nEx.3”)</text:span></text:p>
      <text:p text:style-name="P26"><text:span text:style-name="codeChuck">cat(“ if(demDat[indx,2] &gt; 50 ) {demDat[indx,2]&lt;-'O'} \n“)</text:span></text:p>
      <text:p text:style-name="P27"><text:span text:style-name="codeChuck"/></text:p>
      <text:p text:style-name="P26"><text:span text:style-name="codeChuck">cat(“\nEx.4”)</text:span></text:p>
      <text:p text:style-name="P26"><text:span text:style-name="codeChuck">cat(“if(demDat[indx,2] &gt; 25 &amp; demDat[indx,2] &lt;=50 )demDat[indx,2]&lt;-'M' \n“)</text:span></text:p>
      <text:p text:style-name="P27"><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6"><text:span text:style-name="T7"><text:tab/>If</text:span><text:span text:style-name="T8"> ( Statements) <text:s/>{ Assignment}</text:span><text:tab/></text:p>
      <text:p text:style-name="P16"><text:span text:style-name="T6"><text:tab/>else</text:span> (statements) { Assignment}</text:p>
      <text:p text:style-name="P16"/>
      <text:p text:style-name="P17"><text:tab/></text:p>
      <text:p text:style-name="P16">&lt;&lt;conditionalStatements&gt;&gt;=</text:p>
      <text:p text:style-name="P50"><text:span text:style-name="codeChuck">#cat(conditionalStatements())</text:span></text:p>
      <text:p text:style-name="Text_20_body">@</text:p>
      <text:p text:style-name="P5"/>
      <text:p text:style-name="P3"/>
      <text:h text:style-name="P56" text:outline-level="2">Switch statements</text:h>
      <text:p text:style-name="P3"/>
      <text:p text:style-name="P5"/>
      <text:list xml:id="list2913694238587103179" text:style-name="L1">
        <text:list-header>
          <text:p text:style-name="P55"/>
        </text:list-header>
      </text:list>
      <text:h text:style-name="P64"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7"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6"><text:tab/>for (values in sequence) {</text:p>
      <text:p text:style-name="P16"><text:tab/><text:tab/>statement</text:p>
      <text:p text:style-name="P16"><text:tab/>} </text:p>
      <text:p text:style-name="P14"><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8"><text:tab/></text:p>
      <text:p text:style-name="P18">&lt;&lt;for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for(indx in 0:length(xInt) ){\n”)</text:span></text:p>
      <text:p text:style-name="P24"><text:span text:style-name="codeChuck"><text:tab/>cat(“if(indx %%10 ==0){print(xInt[indx])}\n”)</text:span></text:p>
      <text:p text:style-name="P24"><text:span text:style-name="codeChuck"><text:tab/>cat(“}\n”)</text:span></text:p>
      <text:p text:style-name="P24"><text:span text:style-name="codeChuck"><text:tab/>for(indx in 0:length(xInt) ){</text:span></text:p>
      <text:p text:style-name="P24"><text:span text:style-name="codeChuck"><text:s text:c="4"/><text:tab/><text:tab/></text:span></text:p>
      <text:p text:style-name="P24"><text:span text:style-name="codeChuck"><text:s text:c="2"/><text:tab/><text:tab/>if(indx %%10 ==0){print(xInt[indx])}</text:span></text:p>
      <text:p text:style-name="P24"><text:span text:style-name="codeChuck"><text:tab/>}</text:span></text:p>
      <text:p text:style-name="P22"><text:span text:style-name="codeChuck"><text:s text:c="2"/><text:tab/></text:span></text:p>
      <text:p text:style-name="P18">@</text:p>
      <text:h text:style-name="P57" text:outline-level="2">While loop</text:h>
      <text:p text:style-name="P16"><text:tab/>The access of certain elements could be controlled by using while loop, the expression determines executing statements or not. <text:s/></text:p>
      <text:p text:style-name="P7"><text:tab/>while(expression){</text:p>
      <text:p text:style-name="P16"><text:tab/><text:tab/>statement</text:p>
      <text:p text:style-name="P16"><text:tab/>}</text:p>
      <text:p text:style-name="P8"><text:soft-page-break/></text:p>
      <text:p text:style-name="P49">In the following example, <text:s/>the elements between two indices are assigned as either even or odd. <text:s/>Execution will stop when expression is false, otherwise statements within the block is executed.</text:p>
      <text:p text:style-name="P18">&lt;&lt;while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index&lt;-80”)</text:span></text:p>
      <text:p text:style-name="P24"><text:span text:style-name="codeChuck"><text:tab/>cat(“while(index&lt;=length(xInt)){\n”)</text:span></text:p>
      <text:p text:style-name="P24"><text:span text:style-name="codeChuck"><text:tab/>cat('xInt[index]&lt;-ifelse(as.integer(xInt[index]) %%2==0,"Even","Odd")\n')</text:span></text:p>
      <text:p text:style-name="P24"><text:span text:style-name="codeChuck"><text:tab/>cat(“if(index %%4 ==0){print(xInt[index])}\n”)</text:span></text:p>
      <text:p text:style-name="P24"><text:span text:style-name="codeChuck"><text:tab/>cat(“index&lt;-index+1\n”)</text:span></text:p>
      <text:p text:style-name="P24"><text:span text:style-name="codeChuck"><text:tab/>cat(“}\n”)</text:span></text:p>
      <text:p text:style-name="P24"><text:span text:style-name="codeChuck"/></text:p>
      <text:p text:style-name="P24"><text:span text:style-name="codeChuck"><text:tab/>index&lt;-80</text:span></text:p>
      <text:p text:style-name="P24"><text:span text:style-name="codeChuck"><text:s text:c="2"/><text:tab/>while(index&lt;=length(xInt)){</text:span></text:p>
      <text:p text:style-name="P24"><text:span text:style-name="codeChuck"><text:s text:c="4"/><text:tab/><text:tab/>xInt[index]&lt;-ifelse(as.integer(xInt[index]) %%2==0,"Even","Odd")</text:span></text:p>
      <text:p text:style-name="P24"><text:span text:style-name="codeChuck"><text:tab/><text:tab/>if(index %%4 ==0){print(xInt[index])}</text:span></text:p>
      <text:p text:style-name="P24"><text:span text:style-name="codeChuck"><text:s text:c="4"/><text:tab/><text:tab/>index&lt;-index+1</text:span></text:p>
      <text:p text:style-name="P24"><text:span text:style-name="codeChuck"><text:s text:c="4"/></text:span></text:p>
      <text:p text:style-name="P24"><text:span text:style-name="codeChuck"><text:s text:c="2"/><text:tab/>}</text:span></text:p>
      <text:p text:style-name="P25"><text:span text:style-name="codeChuck"><text:s text:c="2"/><text:tab/></text:span></text:p>
      <text:p text:style-name="P18">@</text:p>
      <text:h text:style-name="P63"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8"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3"/>
      <text:p text:style-name="P18">&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tab/>cat(“Find the vector elements has modulus of 10 \n”)</text:span></text:p>
      <text:p text:style-name="P24"><text:span text:style-name="codeChuck"><text:tab/>cat(“indicies&lt;-which(xInt%%10 ==0)\n”)</text:span></text:p>
      <text:p text:style-name="P24"><text:span text:style-name="codeChuck"><text:tab/>indicies&lt;-which(xInt%%10 ==0)</text:span></text:p>
      <text:p text:style-name="P24"><text:span text:style-name="codeChuck"><text:tab/>cat(“print(indicies)\n”)</text:span></text:p>
      <text:p text:style-name="P24"><text:soft-page-break/><text:span text:style-name="codeChuck"><text:tab/>print(indicies)</text:span></text:p>
      <text:p text:style-name="P24"><text:span text:style-name="codeChuck"><text:tab/></text:span></text:p>
      <text:p text:style-name="P24"><text:span text:style-name="codeChuck"><text:tab/></text:span></text:p>
      <text:p text:style-name="P24"><text:span text:style-name="codeChuck"><text:tab/>cat(“The usage of for loop is shown previously.\n”)</text:span></text:p>
      <text:p text:style-name="P24"><text:span text:style-name="codeChuck"><text:tab/>cat(“ xNewInt&lt;-array('',dim=length(indicies))\n”)</text:span></text:p>
      <text:p text:style-name="P24"><text:span text:style-name="codeChuck"><text:tab/>xNewInt&lt;-array('',dim=length(indicies))</text:span></text:p>
      <text:p text:style-name="P24"><text:span text:style-name="codeChuck"><text:tab/>cat(“ xNewInt&lt;-as.numeric(xNewInt) \n”)</text:span></text:p>
      <text:p text:style-name="P24"><text:span text:style-name="codeChuck"><text:tab/>xNewInt&lt;-as.numeric(xNewInt)</text:span></text:p>
      <text:p text:style-name="P24"><text:span text:style-name="codeChuck"><text:tab/>cat(“for(indx in 1:length(indicies) ){\n”)</text:span></text:p>
      <text:p text:style-name="P24"><text:span text:style-name="codeChuck"><text:tab/>cat(“xNewInt[indx]&lt;-xInt[indicies[indx]]\n”)</text:span></text:p>
      <text:p text:style-name="Text_20_body"><text:span text:style-name="codeChuck"><text:span text:style-name="T18"><text:tab/>cat(“}\n”)</text:span></text:span></text:p>
      <text:p text:style-name="P24"><text:span text:style-name="codeChuck"><text:tab/>for(indx in 1:length(indicies) ){</text:span></text:p>
      <text:p text:style-name="P24"><text:span text:style-name="codeChuck"><text:s text:c="2"/><text:tab/><text:tab/>xNewInt[indx]&lt;-xInt[indicies[indx]]</text:span></text:p>
      <text:p text:style-name="P24"><text:span text:style-name="codeChuck"><text:tab/>}</text:span></text:p>
      <text:p text:style-name="P4"><text:span text:style-name="codeChuck"><text:tab/>cat(“sum(xNewInt)\n”)</text:span></text:p>
      <text:p text:style-name="P24"><text:span text:style-name="codeChuck"><text:tab/>sum(xNewInt)</text:span></text:p>
      <text:p text:style-name="P32">@</text:p>
      <text:h text:style-name="P58" text:outline-level="2">Matrix</text:h>
      <text:p text:style-name="P30"><text:span text:style-name="T10"><text:tab/></text:span><text:span text:style-name="T11">Matrix is two dimensional array.</text:span></text:p>
      <text:p text:style-name="P33">&lt;&lt;<text:span text:style-name="T9">matrix,echo=FALSE &gt;&gt;=</text:span></text:p>
      <text:p text:style-name="P34"><text:span text:style-name="codeChuck"><text:span text:style-name="T20">matr&lt;-matrixChunk()</text:span></text:span></text:p>
      <text:p text:style-name="P34"><text:span text:style-name="codeChuck"><text:span text:style-name="T20">@</text:span></text:span></text:p>
      <text:p text:style-name="Text_20_body"><text:span text:style-name="codeChuck"><text:span text:style-name="T22">&lt;&lt;matrix,echo=FALSE ,results=xml&gt;&gt;=</text:span></text:span></text:p>
      <text:p text:style-name="Text_20_body"><text:span text:style-name="codeChuck"><text:span text:style-name="T21">odfTable(matr)</text:span></text:span></text:p>
      <text:p text:style-name="Text_20_body">@</text:p>
      <text:h text:style-name="P58" text:outline-level="2">DataFrame</text:h>
      <text:h text:style-name="P57" text:outline-level="2">List</text:h>
      <text:p text:style-name="P31"/>
      <text:h text:style-name="P66" text:outline-level="2"><text:soft-page-break/></text:h>
      <text:h text:style-name="P63" text:outline-level="1">Simple Statistical Analysis</text:h>
      <text:h text:style-name="P64" text:outline-level="1">Simple Statistical Analysis</text:h>
      <text:h text:style-name="P65" text:outline-level="1">Simple Table Outputs</text:h>
      <text:p text:style-name="P20"/>
      <text:p text:style-name="P52">References</text:p>
      <text:p text:style-name="P4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text:p>
      </style:header>
    </style:master-page>
    <style:master-page style:name="Index" style:page-layout-name="Mpm2" style:next-style-name="Standard">
      <style:header>
        <text:p text:style-name="MP2"/>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08T00:49:09.50</dc:date>
    <meta:editing-duration>P1DT3H6M50S</meta:editing-duration>
    <meta:editing-cycles>219</meta:editing-cycles>
    <meta:generator>OpenOffice/4.1.2$Win32 OpenOffice.org_project/412m3$Build-9782</meta:generator>
    <dc:creator>Zekai Otles</dc:creator>
    <dc:title>uRProgramming</dc:title>
    <meta:document-statistic meta:table-count="1" meta:image-count="0" meta:object-count="0" meta:page-count="16" meta:paragraph-count="205" meta:word-count="1075" meta:character-count="7842"/>
  </office:meta>
</office:document-meta>
</file>